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59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93.94mm"/>
    </style:style>
    <style:style style:name="co5" style:family="table-column">
      <style:table-column-properties fo:break-before="auto" style:column-width="101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9.2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7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ext-properties fo:color="#3399ff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62" style:family="table-cell" style:parent-style-name="Default" style:data-style-name="N104"/>
    <style:style style:name="ce52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2323d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116" style:family="table-cell" style:parent-style-name="Default" style:data-style-name="N104">
      <style:text-properties fo:font-size="10pt" style:font-size-asian="10pt" style:font-size-complex="10pt"/>
    </style:style>
    <style:style style:name="ce63" style:family="table-cell" style:parent-style-name="Default">
      <style:table-cell-properties fo:wrap-option="wrap" fo:padding="0.71mm"/>
    </style:style>
    <style:style style:name="ce64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 fo:wrap-option="wrap"/>
    </style:style>
    <style:style style:name="ce71" style:family="table-cell" style:parent-style-name="Default">
      <style:table-cell-properties style:vertical-align="midd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Costs Winter 2015-16" table:style-name="ta1" table:print-ranges="'Costs Winter 2015-16'.A1:'Costs Winter 2015-16'.E105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62"/>
        <table:table-column table:style-name="co6" table:default-cell-style-name="Default"/>
        <table:table-column table:style-name="co7" table:default-cell-style-name="ce66"/>
        <table:table-column table:style-name="co6" table:number-columns-repeated="1014" table:default-cell-style-name="Default"/>
        <table:table-header-rows>
          <table:table-row table:style-name="ro1">
            <table:table-cell table:style-name="ce8" office:value-type="string" calcext:value-type="string" table:number-columns-spanned="5" table:number-rows-spanned="1">
              <text:p>RIVER SYSTEM INVENTORY</text:p>
            </table:table-cell>
            <table:covered-table-cell/>
            <table:covered-table-cell table:number-columns-repeated="2" table:style-name="ce34"/>
            <table:covered-table-cell/>
            <table:table-cell table:number-columns-repeated="1016"/>
          </table:table-row>
          <table:table-row table:style-name="ro2">
            <table:table-cell table:style-name="ce9" office:value-type="date" office:date-value="2018-11-11" calcext:value-type="date">
              <text:p>Sun 11 Nov 18</text:p>
            </table:table-cell>
            <table:table-cell table:style-name="ce23" office:value-type="string" calcext:value-type="string">
              <text:p>Inventory Status</text:p>
            </table:table-cell>
            <table:table-cell table:number-columns-repeated="1019"/>
          </table:table-row>
          <table:table-row table:style-name="ro2">
            <table:table-cell table:style-name="Default"/>
            <table:table-cell/>
            <table:table-cell table:style-name="Default" table:number-columns-repeated="3"/>
            <table:table-cell/>
            <table:table-cell table:style-name="Default"/>
            <table:table-cell table:number-columns-repeated="1014"/>
          </table:table-row>
        </table:table-header-rows>
        <table:table-row table:style-name="ro3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Condition</text:p>
          </table:table-cell>
          <table:table-cell table:style-name="ce41" office:value-type="string" calcext:value-type="string">
            <text:p>Qty</text:p>
          </table:table-cell>
          <table:table-cell table:style-name="ce41" office:value-type="string" calcext:value-type="string">
            <text:p>Comment</text:p>
          </table:table-cell>
          <table:table-cell table:style-name="ce52" office:value-type="string" calcext:value-type="string">
            <text:p>Whereabouts</text:p>
          </table:table-cell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4" table:number-columns-spanned="2" table:number-rows-spanned="1"/>
          <table:covered-table-cell/>
          <table:table-cell table:style-name="ce41" table:number-columns-repeated="2"/>
          <table:table-cell table:style-name="ce56"/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14" office:value-type="string" calcext:value-type="string">
            <text:p>Modules</text:p>
          </table:table-cell>
          <table:table-cell table:style-name="ce93"/>
          <table:table-cell table:style-name="ce5" table:number-columns-repeated="2"/>
          <table:table-cell table:style-name="ce60"/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94" office:value-type="string" calcext:value-type="string">
            <text:p>Raspberry Pi Zero</text:p>
          </table:table-cell>
          <table:table-cell table:style-name="ce94" office:value-type="string" calcext:value-type="string">
            <text:p>Pre-soldered Headers</text:p>
          </table:table-cell>
          <table:table-cell table:style-name="ce40" office:value-type="float" office:value="15" calcext:value-type="float">
            <text:p>15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Bare Headers</text:p>
          </table:table-cell>
          <table:table-cell table:style-name="ce40" office:value-type="float" office:value="3" calcext:value-type="float">
            <text:p>3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SumpPi and 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Raspberry Pi Zeros</text:p>
          </table:table-cell>
          <table:table-cell table:style-name="ce42" table:formula="of:=SUM([.C7:.C9])" office:value-type="float" office:value="20" calcext:value-type="float">
            <text:p>20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6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 office:value-type="string" calcext:value-type="string">
            <text:p>Buck Converters (eBoot Mini MP1584EN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4" calcext:value-type="float">
            <text:p>4</text:p>
          </table:table-cell>
          <table:table-cell table:style-name="ce75" office:value-type="string" calcext:value-type="string">
            <text:p>Need additional smoothing</text:p>
          </table:table-cell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SumpPi and 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 office:value-type="string" calcext:value-type="string">
            <text:p>Buck Converters (LM2596 DC DC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30" calcext:value-type="float">
            <text:p>30</text:p>
          </table:table-cell>
          <table:table-cell table:style-name="ce75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Buck Converters</text:p>
          </table:table-cell>
          <table:table-cell table:style-name="ce44" table:formula="of:=SUM([.C12:.C14])" office:value-type="float" office:value="36" calcext:value-type="float">
            <text:p>36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40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3">
          <table:table-cell table:style-name="ce18" office:value-type="string" calcext:value-type="string">
            <text:p>Motor Drive Modules (L298N)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11" calcext:value-type="float">
            <text:p>11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 office:value-type="string" calcext:value-type="string">
            <text:p>Used</text:p>
          </table:table-cell>
          <table:table-cell table:style-name="ce40" office:value-type="float" office:value="1" calcext:value-type="float">
            <text:p>1</text:p>
          </table:table-cell>
          <table:table-cell table:style-name="ce79" office:value-type="string" calcext:value-type="string">
            <text:p>Used in Prototype</text:p>
          </table:table-cell>
          <table:table-cell table:style-name="ce61" office:value-type="string" calcext:value-type="string">
            <text:p>Terry’s Workshop</text:p>
          </table:table-cell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Motor Drive Modules</text:p>
          </table:table-cell>
          <table:table-cell table:style-name="ce44" table:formula="of:=SUM([.C16:.C18])" office:value-type="float" office:value="12" calcext:value-type="float">
            <text:p>12</text:p>
          </table:table-cell>
          <table:table-cell table:style-name="ce79"/>
          <table:table-cell table:style-name="ce61"/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A/D Converters ADS1115)</text:p>
          </table:table-cell>
          <table:table-cell table:style-name="ce29" office:value-type="string" calcext:value-type="string">
            <text:p>New Unassembled</text:p>
          </table:table-cell>
          <table:table-cell table:style-name="ce40" office:value-type="float" office:value="3" calcext:value-type="float">
            <text:p>3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 office:value-type="string" calcext:value-type="string">
            <text:p>New Unassembled</text:p>
          </table:table-cell>
          <table:table-cell table:style-name="ce40" office:value-type="float" office:value="17" calcext:value-type="float">
            <text:p>17</text:p>
          </table:table-cell>
          <table:table-cell table:style-name="ce79" office:value-type="string" calcext:value-type="string">
            <text:p>On-order</text:p>
          </table:table-cell>
          <table:table-cell table:style-name="ce60" office:value-type="string" calcext:value-type="string">
            <text:p>In Transit from China</text:p>
          </table:table-cell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/D Converters</text:p>
          </table:table-cell>
          <table:table-cell table:style-name="ce44" table:formula="of:=SUM([.C20:.C22])" office:value-type="float" office:value="20" calcext:value-type="float">
            <text:p>20</text:p>
          </table:table-cell>
          <table:table-cell table:style-name="ce79"/>
          <table:table-cell table:style-name="ce60"/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WM Motor Drive Board</text:p>
          </table:table-cell>
          <table:table-cell table:style-name="ce31" office:value-type="string" calcext:value-type="string">
            <text:p>New</text:p>
          </table:table-cell>
          <table:table-cell table:style-name="ce44" office:value-type="float" office:value="1" calcext:value-type="float">
            <text:p>1</text:p>
          </table:table-cell>
          <table:table-cell table:style-name="ce79" office:value-type="string" calcext:value-type="string">
            <text:p>For the Sump Pump</text:p>
          </table:table-cell>
          <table:table-cell table:style-name="ce61" office:value-type="string" calcext:value-type="string">
            <text:p>Terry’s Workshop</text:p>
          </table:table-cell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Other</text:p>
          </table:table-cell>
          <table:table-cell table:style-name="ce29"/>
          <table:table-cell table:style-name="ce5"/>
          <table:table-cell table:style-name="ce79"/>
          <table:table-cell table:style-name="ce60"/>
          <table:table-cell table:style-name="ce62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USB / Ethernet Adapters (Edimax EU4208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8" calcext:value-type="float">
            <text:p>18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3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One to exchanged for old type when convenient</text:p>
          </table:table-cell>
          <table:table-cell table:style-name="ce60" office:value-type="string" calcext:value-type="string">
            <text:p>ButtsPi and Terry’s Laptop Bag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Micro USB to USB Type A Adaptors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20" calcext:value-type="float">
            <text:p>20</text:p>
          </table:table-cell>
          <table:table-cell table:style-name="ce79" office:value-type="string" calcext:value-type="string">
            <text:p>On-order</text:p>
          </table:table-cell>
          <table:table-cell table:style-name="ce60" office:value-type="string" calcext:value-type="string">
            <text:p>In Transit from China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Ethernet Adaptors</text:p>
          </table:table-cell>
          <table:table-cell table:style-name="ce44" table:formula="of:=SUM([.C28:.C30])" office:value-type="float" office:value="40" calcext:value-type="float">
            <text:p>40</text:p>
          </table:table-cell>
          <table:table-cell table:style-name="ce79" office:value-type="string" calcext:value-type="string">
            <text:p>Enough for 20 Pis</text:p>
          </table:table-cell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3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D Cards 8GB (Verbatim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7" calcext:value-type="float">
            <text:p>17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/>
          <table:table-cell table:style-name="ce40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D Cards 8GB (Patriot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" calcext:value-type="float">
            <text:p>1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93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SD Cards</text:p>
          </table:table-cell>
          <table:table-cell table:style-name="ce44" table:formula="of:=SUM([.C33:.C36])" office:value-type="float" office:value="20" calcext:value-type="float">
            <text:p>20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93"/>
          <table:table-cell table:style-name="ce44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Heat Sink Kit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For Pis</text:p>
          </table:table-cell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Heat Sink Kits</text:p>
          </table:table-cell>
          <table:table-cell table:style-name="ce44" table:formula="of:=SUM([.C38:.C40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/>
          <table:table-cell table:style-name="ce5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i Header Kit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Pi Header Kits</text:p>
          </table:table-cell>
          <table:table-cell table:style-name="ce44" table:formula="of:=SUM([.C42:.C44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32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Motors</text:p>
          </table:table-cell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Gate Valve Actuators</text:p>
          </table:table-cell>
          <table:table-cell table:style-name="ce31" office:value-type="string" calcext:value-type="string">
            <text:p>New</text:p>
          </table:table-cell>
          <table:table-cell table:style-name="ce40" office:value-type="float" office:value="11" calcext:value-type="float">
            <text:p>11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Prototypes</text:p>
          </table:table-cell>
          <table:table-cell table:style-name="ce61" office:value-type="string" calcext:value-type="string">
            <text:p>Terry’s Workshop and Penri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ctuators</text:p>
          </table:table-cell>
          <table:table-cell table:style-name="ce44" table:formula="of:=SUM([.C47:.C49])" office:value-type="float" office:value="13" calcext:value-type="float">
            <text:p>13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ump Pump</text:p>
          </table:table-cell>
          <table:table-cell table:style-name="ce31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19" office:value-type="string" calcext:value-type="string">
            <text:p>Butts Pump</text:p>
          </table:table-cell>
          <table:table-cell table:style-name="ce19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Matrix Pump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" calcext:value-type="float">
            <text:p>1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 calcext:value-type="string">
            <text:p>Valves</text:p>
          </table:table-cell>
          <table:table-cell table:style-name="ce19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Gate Valv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WMT Polytunnel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Gate Valve mounting bracket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WMT Polytunnel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Valve assembly bolts, nuts and washers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Value/actuator coupler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<text:span text:style-name="T1">Value/actuator coupler</text:span> threaded insert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1" office:value-type="string" calcext:value-type="string">
            <text:p>Magnetic Depth Probe Mk2</text:p>
          </table:table-cell>
          <table:table-cell table:style-name="ce19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device spacers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0" calcext:value-type="float">
            <text:p>10</text:p>
          </table:table-cell>
          <table:table-cell table:style-name="ce79"/>
          <table:table-cell table:style-name="ce61" office:value-type="string" calcext:value-type="string">
            <text:p>Penri’s Workshop – assembled - @ 10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device spacers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30" calcext:value-type="float">
            <text:p>30</text:p>
          </table:table-cell>
          <table:table-cell table:style-name="ce79"/>
          <table:table-cell table:style-name="ce61" office:value-type="string" calcext:value-type="string">
            <text:p>On order – Penri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40" calcext:value-type="float">
            <text:p>40</text:p>
          </table:table-cell>
          <table:table-cell table:style-name="ce79"/>
          <table:table-cell table:style-name="ce61" office:value-type="string" calcext:value-type="string">
            <text:p>Penri’s Workshop – assembled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0" calcext:value-type="float">
            <text:p>10</text:p>
          </table:table-cell>
          <table:table-cell table:style-name="ce79"/>
          <table:table-cell table:style-name="ce61" office:value-type="string" calcext:value-type="string">
            <text:p>Penri’s Workshop – spare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Hall effect switches A3144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20" calcext:value-type="float">
            <text:p>120</text:p>
          </table:table-cell>
          <table:table-cell table:style-name="ce79"/>
          <table:table-cell table:style-name="ce61" office:value-type="string" calcext:value-type="string">
            <text:p>Require to build 3 more probes @ 40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1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2k2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3k3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4k7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8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10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4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22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 - @ 4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33k 1% <text:s/>1/4W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On order – Penri - @ 4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Diode – reverse power connection protection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Zener diode – probe referenc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Resistor – dropper for Zener from supply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@ 1 per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28swg tinned copper wir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PTFE sleeving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Vero board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Single sided terminal pins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22mm plastic waste pipe – 1000mm+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Connecting cable</text:p>
          </table:table-cell>
          <table:table-cell table:style-name="ce19" office:value-type="string" calcext:value-type="string">
            <text:p>New</text:p>
          </table:table-cell>
          <table:table-cell table:style-name="ce47"/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 table:number-rows-repeated="16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22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2">
          <table:table-cell table:style-name="ce81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1048466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03mm" fo:margin-bottom="11.77mm" style:shadow="none" style:first-page-number="continue" style:scale-to="68%" style:writing-mode="lr-tb"/>
      <style:header-style>
        <style:header-footer-properties fo:min-height="0.46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0mm" fo:margin-left="16mm" fo:margin-right="10mm" style:scale-to="100%" style:table-centering="horizontal" style:writing-mode="lr-tb"/>
      <style:header-style>
        <style:header-footer-properties fo:min-height="7.5mm" fo:margin-left="3mm" fo:margin-right="9mm" fo:margin-bottom="2.5mm"/>
      </style:header-style>
      <style:footer-style>
        <style:header-footer-properties fo:min-height="7.5mm" fo:margin-left="3mm" fo:margin-right="9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22:18:28.675786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s_20_2013-14" style:display-name="PageStyle_Costs 2013-14" style:page-layout-name="Mpm3">
      <style:header>
        <text:p><text:span text:style-name="MT1">WMT Winter 2013/14 Railway New Build Expenditure</text:span></text:p>
      </style:header>
      <style:header-left style:display="false">
        <text:p><text:span text:style-name="MT1">WMT Winter 2013/14 Railway New Build Expenditure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>
      <style:footer-left style:display="false"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-left>
    </style:master-page>
    <style:master-page style:name="PageStyle_5f_Costs_5f_Winter_5f_2013-14" style:display-name="PageStyle_Costs_Winter_2013-14" style:page-layout-name="Mpm4">
      <style:header>
        <text:p><text:span text:style-name="MT2"><text:file-name text:display="name-and-extension">???</text:file-name></text:span></text:p>
      </style:header>
      <style:header-left style:display="false">
        <text:p><text:span text:style-name="MT2"><text:file-name text:display="name-and-extension">???</text:file-name>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>
      <style:footer-left style:display="false">
        <style:region-left>
          <text:p><text:span text:style-name="MT2"><text:sheet-name>???</text:sheet-name></text:span><text:span text:style-name="MT2"><text:page-number>1</text:page-number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ilway Re-Build Costs</dc:title>
    <meta:creation-date>2013-03-02T10:34:42</meta:creation-date>
    <dc:date>2018-11-11T22:41:54.720529792</dc:date>
    <meta:editing-cycles>155</meta:editing-cycles>
    <meta:editing-duration>P24DT19H58M1S</meta:editing-duration>
    <meta:generator>LibreOffice_Vanilla/6.0.4.5$MacOSX_X86_64 LibreOffice_project/6840e4519a6ce8bcc1328eb2d87b5c46c6df1038</meta:generator>
    <meta:printed-by>Terry Coles</meta:printed-by>
    <meta:print-date>2016-12-11T11:18:43.896216887</meta:print-date>
    <meta:document-statistic meta:table-count="1" meta:cell-count="219" meta:object-count="0"/>
  </office:meta>
</office:document-meta>
</file>